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text-properties fo:color="#000000" style:font-name="DejaVu Sans Condensed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 Condensed" fo:font-size="14pt" fo:font-weight="normal" officeooo:rsid="001ffbfd" officeooo:paragraph-rsid="00d1777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ae6218" officeooo:paragraph-rsid="00ee518e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text-properties fo:color="#000000"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1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DejaVu Sans Condensed1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ad197a" officeooo:paragraph-rsid="00c4b6a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ee518e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center" style:justify-single-word="false"/>
      <style:text-properties officeooo:paragraph-rsid="0074279d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cacd6b" officeooo:paragraph-rsid="00cacd6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officeooo:rsid="0021583a" officeooo:paragraph-rsid="00b2a4e2"/>
    </style:style>
    <style:style style:name="P35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b2a4e2" officeooo:paragraph-rsid="00b2a4e2" style:font-size-asian="5.25pt" style:font-style-asian="italic" style:font-weight-asian="normal" style:font-size-complex="6pt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ffbcad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feb40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font-name="DejaVu Sans Condensed" fo:font-size="14pt" fo:font-style="normal" fo:font-weight="bold" officeooo:rsid="001ffbfd" officeooo:paragraph-rsid="00f6f78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000000" style:font-name="DejaVu Sans Condensed" fo:font-size="14pt" fo:font-style="normal" fo:font-weight="normal" officeooo:rsid="001ffbfd" officeooo:paragraph-rsid="00f6f789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fo:font-size="6pt" officeooo:paragraph-rsid="00ffbcad" style:font-size-asian="5.25pt" style:font-size-complex="6pt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cacd6b" officeooo:paragraph-rsid="00cacd6b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2pt" fo:font-style="normal" fo:font-weight="normal" officeooo:rsid="00cacd6b" officeooo:paragraph-rsid="00cacd6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ffbc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45121" style:font-size-asian="12pt" style:font-size-complex="12pt"/>
    </style:style>
    <style:style style:name="T4" style:family="text">
      <style:text-properties fo:font-size="12pt" officeooo:rsid="00d6955b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e9f4a1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21583a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f6f789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f84a7a" style:font-size-asian="12pt" style:font-style-asian="italic" style:font-size-complex="12pt" style:font-style-complex="italic"/>
    </style:style>
    <style:style style:name="T11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6" style:family="text">
      <style:text-properties style:font-name="DejaVu Sans Condensed" fo:font-style="normal" fo:font-weight="normal" officeooo:rsid="00c70979" style:font-style-asian="normal" style:font-weight-asian="normal" style:font-style-complex="normal" style:font-weight-complex="normal"/>
    </style:style>
    <style:style style:name="T17" style:family="text">
      <style:text-properties style:font-name="DejaVu Sans Condensed" fo:font-style="normal" fo:font-weight="normal" officeooo:rsid="00e59b0a" style:font-style-asian="normal" style:font-weight-asian="normal" style:font-style-complex="normal" style:font-weight-complex="normal"/>
    </style:style>
    <style:style style:name="T18" style:family="text">
      <style:text-properties style:font-name="DejaVu Sans Condensed" fo:font-style="normal" fo:font-weight="normal" officeooo:rsid="00ec8c73" style:font-style-asian="normal" style:font-weight-asian="normal" style:font-style-complex="normal" style:font-weight-complex="normal"/>
    </style:style>
    <style:style style:name="T19" style:family="text">
      <style:text-properties style:font-name="DejaVu Sans Condensed" fo:font-style="normal" fo:font-weight="normal" officeooo:rsid="00ee518e" style:font-style-asian="normal" style:font-weight-asian="normal" style:font-style-complex="normal" style:font-weight-complex="normal"/>
    </style:style>
    <style:style style:name="T20" style:family="text">
      <style:text-properties style:font-name="DejaVu Sans Condensed" fo:font-style="normal" fo:font-weight="normal" officeooo:rsid="00ffbcad" style:font-style-asian="normal" style:font-weight-asian="normal" style:font-style-complex="normal" style:font-weight-complex="normal"/>
    </style:style>
    <style:style style:name="T21" style:family="text">
      <style:text-properties style:font-name="DejaVu Sans Condensed" fo:font-style="normal" style:font-style-asian="normal" style:font-style-complex="normal"/>
    </style:style>
    <style:style style:name="T22" style:family="text">
      <style:text-properties style:font-name="DejaVu Sans Condensed" fo:font-style="normal" officeooo:rsid="00ec8c73" style:font-style-asian="normal" style:font-style-complex="normal"/>
    </style:style>
    <style:style style:name="T2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cc91f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ccc3ad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normal" officeooo:rsid="00cea8f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" fo:font-size="12pt" fo:font-style="normal" fo:font-weight="normal" officeooo:rsid="00cf9ee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d42a6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d4d91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e6c459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b1e75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e9f4a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f84a7a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fc45b1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0fed80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ffbca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normal" officeooo:rsid="010165de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 Condensed" fo:font-size="12pt" fo:font-style="normal" fo:font-weight="normal" officeooo:rsid="010273d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DejaVu Sans Condensed" fo:font-size="12pt" fo:font-style="normal" fo:font-weight="bold" officeooo:rsid="00b2a4e2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DejaVu Sans Condensed" fo:font-size="12pt" fo:font-style="normal" fo:font-weight="bold" officeooo:rsid="00b45121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DejaVu Sans Condensed" fo:font-size="12pt" fo:font-style="normal" fo:font-weight="bold" officeooo:rsid="00d54978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DejaVu Sans Condensed"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e7660" style:font-style-asian="italic" style:font-weight-asian="normal" style:font-style-complex="italic" style:font-weight-complex="normal"/>
    </style:style>
    <style:style style:name="T59" style:family="text">
      <style:text-properties fo:font-style="italic" officeooo:rsid="0072dc9f" style:font-style-asian="italic" style:font-style-complex="italic"/>
    </style:style>
    <style:style style:name="T60" style:family="text">
      <style:text-properties officeooo:rsid="0072dc9f"/>
    </style:style>
    <style:style style:name="T61" style:family="text">
      <style:text-properties officeooo:rsid="007d724a"/>
    </style:style>
    <style:style style:name="T62" style:family="text">
      <style:text-properties officeooo:rsid="007f81ee"/>
    </style:style>
    <style:style style:name="T63" style:family="text">
      <style:text-properties officeooo:rsid="00ad197a"/>
    </style:style>
    <style:style style:name="T64" style:family="text">
      <style:text-properties officeooo:rsid="00ae6218"/>
    </style:style>
    <style:style style:name="T65" style:family="text">
      <style:text-properties officeooo:rsid="00b2a4e2"/>
    </style:style>
    <style:style style:name="T66" style:family="text">
      <style:text-properties fo:color="#000000" style:font-name="DejaVu Sans Condensed1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style:font-name="DejaVu Sans Condensed1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style:font-name="DejaVu Sans Condensed1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style:font-name="DejaVu Sans Condensed1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style:font-name="DejaVu Sans Condensed1" fo:font-size="14pt" officeooo:rsid="00d2cabe" style:font-size-asian="14pt" style:font-size-complex="14pt"/>
    </style:style>
    <style:style style:name="T71" style:family="text">
      <style:text-properties officeooo:rsid="00c26f3b"/>
    </style:style>
    <style:style style:name="T72" style:family="text">
      <style:text-properties officeooo:rsid="00c30861"/>
    </style:style>
    <style:style style:name="T73" style:family="text">
      <style:text-properties officeooo:rsid="00d30853"/>
    </style:style>
    <style:style style:name="T74" style:family="text">
      <style:text-properties style:font-name="DejaVu Sans Condensed1" fo:font-style="normal" style:text-underline-style="none" style:font-style-asian="normal" style:font-style-complex="normal"/>
    </style:style>
    <style:style style:name="T75" style:family="text">
      <style:text-properties style:font-name="DejaVu Sans Condensed1" fo:font-style="normal" style:text-underline-style="none" officeooo:rsid="00d17778" style:font-style-asian="normal" style:font-style-complex="normal"/>
    </style:style>
    <style:style style:name="T76" style:family="text">
      <style:text-properties style:font-name="DejaVu Sans Condensed1" fo:font-size="14pt" style:font-size-asian="14pt" style:font-size-complex="14pt"/>
    </style:style>
    <style:style style:name="T77" style:family="text">
      <style:text-properties officeooo:rsid="00de8957"/>
    </style:style>
    <style:style style:name="T78" style:family="text">
      <style:text-properties officeooo:rsid="00e07cf7"/>
    </style:style>
    <style:style style:name="T79" style:family="text">
      <style:text-properties officeooo:rsid="00f522a5"/>
    </style:style>
    <style:style style:name="T80" style:family="text">
      <style:text-properties style:text-position="super 58%" officeooo:rsid="0072dc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red A. Dunbar</text:p>
      <text:p text:style-name="P10"/>
      <text:p text:style-name="P4"><text:a xlink:type="simple" xlink:href="mailto:jrddunbr@gmail.com" text:style-name="Internet_20_link" text:visited-style-name="Visited_20_Internet_20_Link"><text:span text:style-name="T74">jrddunbr@gmail.com</text:span></text:a><text:span text:style-name="T74"> </text:span><text:span text:style-name="T75">| </text:span><text:span text:style-name="T74">cell (860) 578–6821</text:span></text:p>
      <text:p text:style-name="P23"/>
      <text:p text:style-name="P27"><text:span text:style-name="T66"><text:s/></text:span><text:a xlink:type="simple" xlink:href="https://github.com/jrddunbr" text:style-name="Internet_20_link" text:visited-style-name="Visited_20_Internet_20_Link"><text:span text:style-name="T67">github.com/jrddunbr</text:span></text:a><text:span text:style-name="T68"> | </text:span><text:a xlink:type="simple" xlink:href="http://ja13.org/" text:style-name="Internet_20_link" text:visited-style-name="Visited_20_Internet_20_Link"><text:span text:style-name="T76">ja13.org</text:span></text:a><text:span text:style-name="T67"> </text:span><text:span text:style-name="T69">| </text:span><text:a xlink:type="simple" xlink:href="http://pool.sks-keyservers.net/pks/lookup?search=jared+dunbar&amp;op=vindex" office:target-frame-name="_blank" xlink:show="new" text:style-name="Internet_20_link" text:visited-style-name="Visited_20_Internet_20_Link"><text:span text:style-name="T70">CF20 2CC8 59BA C692</text:span></text:a></text:p>
      <text:p text:style-name="P11"/>
      <text:p text:style-name="P42">Bachelor’s Degree in Computer Science, <text:span text:style-name="T73">Minor in IT &amp; Communication</text:span></text:p>
      <text:p text:style-name="P20"/>
      <text:p text:style-name="P43"><text:tab/><text:span text:style-name="T2">Clarkson University,</text:span><text:span text:style-name="T3"> </text:span><text:span text:style-name="T2">Potsdam, NY <text:s text:c="42"/></text:span><text:span text:style-name="T9">August 2015 </text:span><text:span text:style-name="T8">–</text:span><text:span text:style-name="T9"> </text:span><text:span text:style-name="T7">May 201</text:span><text:span text:style-name="T10">5</text:span></text:p>
      <text:p text:style-name="P19"/>
      <text:p text:style-name="P2"><text:span text:style-name="T77">Professional Work </text:span>Experience</text:p>
      <text:p text:style-name="P21"/>
      <text:p text:style-name="P34"><text:span text:style-name="T51"><text:tab/>Office of Info Tech, Clarkson University – </text:span><text:span text:style-name="T54">Main Office</text:span><text:span text:style-name="T52"> <text:s text:c="4"/></text:span><text:span text:style-name="T53"><text:s text:c="11"/></text:span><text:span text:style-name="T56">Jan</text:span><text:span text:style-name="T55"> 201</text:span><text:span text:style-name="T56">8</text:span><text:span text:style-name="T55"> – </text:span><text:span text:style-name="T56">Present</text:span></text:p>
      <text:p text:style-name="P36"/>
      <text:list xml:id="list1720608023" text:style-name="L1">
        <text:list-item>
          <text:p text:style-name="P45"><text:span text:style-name="T27">I</text:span><text:span text:style-name="T23">nstall fiber patches </text:span><text:span text:style-name="T46">and running fiber optics</text:span><text:span text:style-name="T23">, configur</text:span><text:span text:style-name="T50">e</text:span><text:span text:style-name="T23"> Juniper </text:span><text:span text:style-name="T42">switches</text:span><text:span text:style-name="T38">, </text:span><text:span text:style-name="T39">convert </text:span><text:span text:style-name="T48">Cisco </text:span><text:span text:style-name="T39">IOS </text:span><text:span text:style-name="T45">switch</text:span><text:span text:style-name="T39"> configurations </text:span><text:span text:style-name="T45">to</text:span><text:span text:style-name="T39"> Juniper </text:span><text:span text:style-name="T48">switch</text:span><text:span text:style-name="T39"> configurations</text:span></text:p>
        </text:list-item>
      </text:list>
      <text:p text:style-name="P30"/>
      <text:list xml:id="list171058512956005" text:continue-numbering="true" text:style-name="L1">
        <text:list-item>
          <text:p text:style-name="P45"><text:span text:style-name="T23">Integrat</text:span><text:span text:style-name="T50">e</text:span><text:span text:style-name="T23"> Linux systems with Windows Active Directory, </text:span><text:span text:style-name="T48">incl. network shares</text:span></text:p>
        </text:list-item>
      </text:list>
      <text:p text:style-name="P30"/>
      <text:list xml:id="list171058055602477" text:continue-numbering="true" text:style-name="L1">
        <text:list-item>
          <text:p text:style-name="P46">Wr<text:span text:style-name="T79">ite</text:span> internal monitoring software to enhance Nagios monitoring software suite</text:p>
        </text:list-item>
      </text:list>
      <text:p text:style-name="P26"/>
      <text:list xml:id="list171057320018308" text:continue-numbering="true" text:style-name="L1">
        <text:list-item>
          <text:p text:style-name="P47"><text:span text:style-name="T27">W</text:span><text:span text:style-name="T23">ork in </text:span><text:span text:style-name="T42">data-centers</text:span><text:span text:style-name="T23">, connecting sensor arrays, </text:span><text:span text:style-name="T36">installing </text:span><text:span text:style-name="T40">hardware, </text:span><text:span text:style-name="T41">inventory</text:span></text:p>
        </text:list-item>
      </text:list>
      <text:p text:style-name="P20"/>
      <text:p text:style-name="P33"><text:tab/><text:span text:style-name="T2">Office of Info Tech, Clarkson University – </text:span><text:span text:style-name="T4">IT Helpdesk <text:s text:c="5"/></text:span><text:span text:style-name="T2"><text:s text:c="6"/></text:span><text:span text:style-name="T5">Sept. 2016 – </text:span><text:span text:style-name="T6">Present</text:span></text:p>
      <text:p text:style-name="P35"/>
      <text:list xml:id="list171058646244714" text:continue-numbering="true" text:style-name="L1">
        <text:list-item>
          <text:p text:style-name="P48"><text:span text:style-name="T26">Imag</text:span><text:span text:style-name="T50">e</text:span><text:span text:style-name="T26"> computers, install</text:span><text:span text:style-name="T35">ing</text:span><text:span text:style-name="T26"> software and </text:span><text:span text:style-name="T33">configur</text:span><text:span text:style-name="T35">ing</text:span><text:span text:style-name="T26"> </text:span><text:span text:style-name="T27">licensing</text:span></text:p>
        </text:list-item>
      </text:list>
      <text:p text:style-name="P28"/>
      <text:list xml:id="list171058663537006" text:continue-numbering="true" text:style-name="L1">
        <text:list-item>
          <text:p text:style-name="P49"><text:span text:style-name="T31">Work one-on-one with </text:span><text:span text:style-name="T48">clients,</text:span><text:span text:style-name="T31"> </text:span><text:span text:style-name="T29">resolv</text:span><text:span text:style-name="T50">e </text:span><text:span text:style-name="T26">hardware </text:span><text:span text:style-name="T30">and software </text:span><text:span text:style-name="T26">problems</text:span></text:p>
        </text:list-item>
      </text:list>
      <text:p text:style-name="P31"/>
      <text:p text:style-name="P32"><text:span text:style-name="T78">Additional </text:span>Technical Experience</text:p>
      <text:p text:style-name="P29"/>
      <text:p text:style-name="P6"><text:tab/>Clarkson Open Source Institute (COSI)<text:span text:style-name="T1"> <text:s text:c="36"/></text:span><text:span text:style-name="T57">Aug. 2015 – </text:span><text:span text:style-name="T58">Present</text:span></text:p>
      <text:p text:style-name="P22"/>
      <text:p text:style-name="P7"><text:span text:style-name="T59"><text:tab/><text:tab/></text:span><text:span text:style-name="T60">Lead multiple computer science outreach programs, teaching 5-12</text:span><text:span text:style-name="T80">th</text:span><text:span text:style-name="T60"> grade students</text:span></text:p>
      <text:p text:style-name="P22"/>
      <text:p text:style-name="P8"><text:tab/><text:span text:style-name="T65">Has held role of Lead System Administrator for over three years:</text:span></text:p>
      <text:p text:style-name="P12"/>
      <text:list xml:id="list4034937898" text:style-name="L2">
        <text:list-item>
          <text:p text:style-name="P38"><text:span text:style-name="T32">Manage </text:span><text:span text:style-name="T34">VM</text:span><text:span text:style-name="T32"> h</text:span><text:span text:style-name="T24">osts</text:span><text:span text:style-name="T32">, </text:span><text:span text:style-name="T34">websites, documentation, public FOSS mirror</text:span></text:p>
        </text:list-item>
      </text:list>
      <text:p text:style-name="P13"/>
      <text:list xml:id="list171057471142041" text:continue-numbering="true" text:style-name="L2">
        <text:list-item>
          <text:p text:style-name="P39"><text:span text:style-name="T26">Maintain </text:span><text:span text:style-name="T44">racks,</text:span><text:span text:style-name="T26"> </text:span><text:span text:style-name="T46">set-up</text:span><text:span text:style-name="T25"> </text:span><text:span text:style-name="T46">o</text:span><text:span text:style-name="T25">f servers, configuration of network switches, </text:span><text:span text:style-name="T50">and</text:span><text:span text:style-name="T48"> DNS.</text:span></text:p>
        </text:list-item>
      </text:list>
      <text:p text:style-name="P44"><text:span text:style-name="T20"/></text:p>
      <text:list xml:id="list171057022343705" text:continue-numbering="true" text:style-name="L2">
        <text:list-item>
          <text:p text:style-name="P39"><text:span text:style-name="T48">Made initial designs, </text:span><text:span text:style-name="T50">implemented, and operate</text:span><text:span text:style-name="T48"> </text:span><text:span text:style-name="T25">L</text:span><text:span text:style-name="T34">ACP</text:span><text:span text:style-name="T25">, STP, SNMP, </text:span><text:span text:style-name="T43">VLANs on Juniper and TP Link switching hardware,</text:span><text:span text:style-name="T44"> </text:span><text:span text:style-name="T43">firewall </text:span><text:span text:style-name="T50">and routing </text:span><text:span text:style-name="T43">systems, </text:span><text:span text:style-name="T47">10G </text:span><text:span text:style-name="T49">fiber optics </text:span><text:span text:style-name="T50">and</text:span><text:span text:style-name="T47"> </text:span><text:span text:style-name="T43">Ubiquit</text:span><text:span text:style-name="T49">i</text:span><text:span text:style-name="T43"> WiFi deployment, </text:span><text:span text:style-name="T50">redundant DHCP and DNS systems</text:span></text:p>
        </text:list-item>
      </text:list>
      <text:p text:style-name="P14"/>
      <text:list xml:id="list171057193567765" text:continue-numbering="true" text:style-name="L2">
        <text:list-item>
          <text:p text:style-name="P40">Team player – work with other system administrators to solve <text:span text:style-name="T71">complex </text:span>problems</text:p>
        </text:list-item>
      </text:list>
      <text:p text:style-name="P15"/>
      <text:p text:style-name="P3"><text:span text:style-name="T63">Technical</text:span> Skills</text:p>
      <text:p text:style-name="P37"/>
      <text:p text:style-name="P41"><text:tab/><text:span text:style-name="T72">Fluent in </text:span>Python <text:span text:style-name="T63">3,</text:span> <text:span text:style-name="T61">Java,</text:span> Lab<text:span text:style-name="T64">VIEW, familiar with HTML/CSS, Bash, Perl, Rust</text:span></text:p>
      <text:p text:style-name="P16"/>
      <text:p text:style-name="P9"><text:tab/><text:span text:style-name="T63">Fluent </text:span>System Administration <text:span text:style-name="T62">of</text:span> Arch Linux, Debian, Ubuntu, <text:span text:style-name="T63">Fedora, CentOS,</text:span></text:p>
      <text:p text:style-name="P24"><text:span text:style-name="T21"><text:tab/><text:tab/>RHEL, and popular derivatives. Experienced with Windows </text:span><text:span text:style-name="T22">platform</text:span></text:p>
      <text:p text:style-name="P17"/>
      <text:p text:style-name="P25"><text:span text:style-name="T12"><text:tab/></text:span><text:span text:style-name="T13">Working knowledge of </text:span><text:span text:style-name="T19">S</text:span><text:span text:style-name="T11">erver Hardware, </text:span><text:span text:style-name="T14">Network Hardware,</text:span><text:span text:style-name="T18"> </text:span><text:span text:style-name="T13">Ju</text:span><text:span text:style-name="T19">niper</text:span><text:span text:style-name="T13"> </text:span><text:span text:style-name="T19">Networks </text:span><text:span text:style-name="T13">CLI</text:span></text:p>
      <text:p text:style-name="P18"/>
      <text:p text:style-name="P25"><text:span text:style-name="T19"><text:tab/>F</text:span><text:span text:style-name="T17">amiliar with</text:span><text:span text:style-name="T16"> </text:span><text:span text:style-name="T19">Cisco </text:span><text:span text:style-name="T16">IOS CLI, </text:span><text:span text:style-name="T15">SLURM cluster software, </text:span><text:span text:style-name="T18">Asterisk VoIP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text-align="start" style:justify-single-word="false"/>
      <style:text-properties fo:color="#000000" officeooo:rsid="00cacd6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12-22T17:04:17.823185599" text:fixed="true">12/2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12-22T17:10:40.167245965</dc:date>
    <meta:editing-duration>PT5H27M41S</meta:editing-duration>
    <meta:editing-cycles>162</meta:editing-cycles>
    <meta:generator>LibreOffice/6.0.7.3.0$Linux_X86_64 LibreOffice_project/00m0$Build-3</meta:generator>
    <meta:document-statistic meta:table-count="0" meta:image-count="0" meta:object-count="0" meta:page-count="1" meta:paragraph-count="29" meta:word-count="285" meta:character-count="2110" meta:non-whitespace-character-count="1740"/>
  </office:meta>
</office:document-meta>
</file>